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b9645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officeooo:paragraph-rsid="001b9645"/>
    </style:style>
    <style:style style:name="P4" style:family="paragraph" style:parent-style-name="Standard" style:list-style-name="L1">
      <style:text-properties fo:font-size="14pt" fo:font-weight="normal" officeooo:rsid="001a01fd" officeooo:paragraph-rsid="001b9645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fo:font-weight="normal" officeooo:paragraph-rsid="001b9645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officeooo:paragraph-rsid="001a01fd" style:font-size-asian="14pt" style:font-weight-asian="bold" style:font-size-complex="14pt" style:font-weight-complex="bold"/>
    </style:style>
    <style:style style:name="T1" style:family="text">
      <style:text-properties officeooo:rsid="001a01fd"/>
    </style:style>
    <style:style style:name="T2" style:family="text">
      <style:text-properties fo:font-weight="normal" officeooo:rsid="001dbc14" style:font-weight-asian="normal" style:font-weight-complex="normal"/>
    </style:style>
    <style:style style:name="T3" style:family="text">
      <style:text-properties fo:font-weight="normal" officeooo:rsid="001a01fd" style:font-weight-asian="normal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a01fd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a4d35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09fa3" style:font-size-asian="14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1b96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me<text:span text:style-name="T1"> scenario</text:span>: <text:span text:style-name="T2">Controlla</text:span> <text:span text:style-name="T3">Pagamenti</text:span></text:p>
      <text:p text:style-name="Standard"/>
      <text:p text:style-name="Standard"><text:span text:style-name="T8">Partecipanti: </text:span><text:span text:style-name="T4">Inizializzato da </text:span><text:span text:style-name="T5">Carlo</text:span><text:span text:style-name="T6">(</text:span><text:span text:style-name="T5">gestore</text:span><text:span text:style-name="T6">)</text:span></text:p>
      <text:p text:style-name="P2"><text:s text:c="24"/>Comunica con il sistema</text:p>
      <text:p text:style-name="Standard"/>
      <text:p text:style-name="P1">Flusso degli eventi: </text:p>
      <text:list xml:id="list35251253" text:style-name="L1">
        <text:list-item>
          <text:p text:style-name="P4">Carlo accede al sito loggandosi come gestore.</text:p>
        </text:list-item>
        <text:list-item>
          <text:p text:style-name="P5"><text:s/><text:span text:style-name="T1">A</text:span>ttiva la funzione “Pagamenti sul proprio terminale”.</text:p>
        </text:list-item>
        <text:list-item>
          <text:p text:style-name="P5">Il sistema risponde inviando un form al <text:span text:style-name="T1">gestore contenente i campi da compilare</text:span>.</text:p>
        </text:list-item>
        <text:list-item>
          <text:p text:style-name="P3"><text:span text:style-name="T4">Il dipendente riceve il form e lo completa inserendo </text:span><text:span text:style-name="T5">i campi richiesti dal sistema(</text:span><text:span text:style-name="T4">il nome dell'iscritto: </text:span><text:span text:style-name="T5">Mario Esposito</text:span><text:span text:style-name="T4"> e l'anno d'iscrizione relativo ai pagamenti da controllare:</text:span><text:span text:style-name="T5">2012)</text:span><text:span text:style-name="T4"> </text:span><text:span text:style-name="T7">e preme “invio”</text:span><text:span text:style-name="T4">.</text:span></text:p>
        </text:list-item>
        <text:list-item>
          <text:p text:style-name="P3"><text:span text:style-name="T4">Il </text:span><text:span text:style-name="T5">sistema</text:span><text:span text:style-name="T4"> riceve il form completo e interroga il database, ottiene le informazioni utili al dirigente e le in</text:span><text:span text:style-name="T7">v</text:span><text:span text:style-name="T4">ia tramite un report.</text:span></text:p>
        </text:list-item>
        <text:list-item>
          <text:p text:style-name="P5">Il dipendente riceve il report e legge le informazioni richieste.</text:p>
        </text:list-item>
        <text:list-item>
          <text:p text:style-name="P5"><text:span text:style-name="T1">L'iscritto Mario Esposito è in regola con i pagamenti, quindi il gestore esce cliccando su “Torna all</text:span><text:span text:style-name="T9">'</text:span><text:span text:style-name="T1">area pagamenti”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10:25.12</meta:creation-date>
    <dc:date>2012-10-16T15:11:34.23</dc:date>
    <meta:editing-duration>P0D</meta:editing-duration>
    <meta:editing-cycles>1</meta:editing-cycles>
    <meta:document-statistic meta:table-count="0" meta:image-count="0" meta:object-count="0" meta:page-count="1" meta:paragraph-count="11" meta:word-count="128" meta:character-count="856" meta:non-whitespace-character-count="720"/>
    <meta:generator>LibreOffice/3.6$Windows_x86 LibreOffice_project/da8c1e6-fd468f4-454e206-f42a4a9-143cfd</meta:generator>
  </office:meta>
</office:document-meta>
</file>